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natsfraktur" svg:font-family="Senatsfraktu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text:soft-page-break/>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d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rcases that connected the levels. Past a crisp lit reading room.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line-break/><text:line-break/></text:p>
      <text:p text:style-name="P7"><text:s text:c="2"/></text:p>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7"/>
      <text:p text:style-name="P7"><text:soft-page-break/>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line-break/></text:p>
      <text:p text:style-name="P7"><text:soft-page-break/></text:p>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text:soft-page-break/></text:p>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text:soft-page-break/></text:p>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a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natsfraktur" svg:font-family="Senatsfraktu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7-28T16:21:04.01</dc:date>
    <dc:creator>Blake Stanger</dc:creator>
    <meta:editing-duration>P21DT16H25M1S</meta:editing-duration>
    <meta:editing-cycles>319</meta:editing-cycles>
    <meta:generator>OpenOffice/4.1.11$Win32 OpenOffice.org_project/4111m1$Build-9808</meta:generator>
    <meta:document-statistic meta:table-count="0" meta:image-count="2" meta:object-count="0" meta:page-count="143" meta:paragraph-count="1364" meta:word-count="64030" meta:character-count="348914"/>
  </office:meta>
</office:document-meta>
</file>